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1E0000002094FB5B49DC02D6FC9.png" manifest:media-type="image/png"/>
  <manifest:file-entry manifest:full-path="Pictures/10000000000001E0000002094BCA83FE98119872.pdf" manifest:media-type="application/pdf"/>
  <manifest:file-entry manifest:full-path="Pictures/10000000000001E000000209A51D2108D203F575.png" manifest:media-type="image/png"/>
  <manifest:file-entry manifest:full-path="Pictures/10000000000001E000000209623C7A3C4F5711ED.png" manifest:media-type="image/png"/>
  <manifest:file-entry manifest:full-path="Pictures/10000000000001E000000209579371C3B7B2E44D.pdf" manifest:media-type="application/pdf"/>
  <manifest:file-entry manifest:full-path="Pictures/10000000000001E000000209E25AA3F122C45FFD.pdf" manifest:media-type="application/pdf"/>
  <manifest:file-entry manifest:full-path="Pictures/10000000000001E00000021EB4CE5949BBB61A67.png" manifest:media-type="image/png"/>
  <manifest:file-entry manifest:full-path="Pictures/10000000000001E000000209300B02313951CDD5.png" manifest:media-type="image/png"/>
  <manifest:file-entry manifest:full-path="Pictures/10000000000001E00000021E635FD871F2871BE9.pdf" manifest:media-type="application/pdf"/>
  <manifest:file-entry manifest:full-path="Pictures/10000000000001E000000209DBCCFD9A3AF77C2A.pdf" manifest:media-type="application/pdf"/>
  <manifest:file-entry manifest:full-path="Pictures/100002010000035C0000014DD46C464D219933C7.png" manifest:media-type="image/png"/>
  <manifest:file-entry manifest:full-path="Pictures/100002010000039800000320E8A89728E0DF1539.png" manifest:media-type="image/png"/>
  <manifest:file-entry manifest:full-path="Pictures/100000000000000800000008A9C186DCE3F1CAE7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6f6f6"/>
    </style:style>
    <style:style style:name="dp2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97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6" style:family="graphic" style:parent-style-name="standard">
      <style:graphic-properties draw:stroke="none" draw:stroke-dash="Double_20_Dot" draw:fill="bitmap" draw:fill-image-name="Wide_20_Upward_20_Diagonal" draw:auto-grow-height="false" fo:min-height="4.062cm" fo:min-width="10.543cm" fo:wrap-option="no-wrap"/>
    </style:style>
    <style:style style:name="gr7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159cm" svg:stroke-color="#00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000000" draw:marker-start-width="0.438cm" draw:marker-end-width="0.438cm" draw:fill-color="#ff972f" draw:opacity="80%" draw:textarea-horizontal-align="justify" draw:textarea-vertical-align="middle" draw:auto-grow-height="false" fo:min-height="12.524cm" fo:min-width="12.274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000000" draw:marker-start-width="0.438cm" draw:marker-end-width="0.438cm" draw:fill-color="#5983b0" draw:opacity="80%" draw:textarea-horizontal-align="justify" draw:textarea-vertical-align="middle" draw:auto-grow-height="false" fo:min-height="12.524cm" fo:min-width="12.185cm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fo:min-height="3.4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3.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omfortaa" fo:font-size="47.0999984741211pt" fo:font-weight="bold" style:font-size-asian="50pt" style:font-weight-asian="bold" style:font-size-complex="5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mfortaa"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font-name="Comfortaa" fo:font-weight="bold" style:font-weight-asian="bold" style:font-weight-complex="bold"/>
    </style:style>
    <style:style style:name="P7" style:family="paragraph">
      <loext:graphic-properties draw:fill="bitmap" draw:fill-image-name="Wide_20_Upward_20_Diagonal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972f" draw:opacity="80%"/>
      <style:paragraph-properties fo:text-align="center"/>
    </style:style>
    <style:style style:name="P10" style:family="paragraph">
      <loext:graphic-properties draw:fill-color="#5983b0" draw:opacity="80%"/>
      <style:paragraph-properties fo:text-align="center"/>
    </style:style>
    <style:style style:name="P11" style:family="paragraph">
      <style:text-properties fo:font-size="50pt" fo:font-weight="bold"/>
    </style:style>
    <style:style style:name="P12" style:family="paragraph">
      <loext:graphic-properties draw:fill="none" draw:fill-color="#ffffff"/>
      <style:text-properties fo:font-size="50pt" fo:font-weight="bold"/>
    </style:style>
    <style:style style:name="T1" style:family="text">
      <style:text-properties style:font-name="Comfortaa" fo:font-size="50pt" fo:font-weight="bold" style:font-size-asian="50pt" style:font-weight-asian="bold" style:font-size-complex="50pt" style:font-weight-complex="bold"/>
    </style:style>
    <style:style style:name="T2" style:family="text">
      <style:text-properties style:font-name="Comfortaa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Comforta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729cm" svg:height="14.676cm" svg:x="5.847cm" svg:y="3.171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2" draw:text-style-name="P2" draw:layer="layout" svg:width="2.061cm" svg:height="2.22cm" svg:x="13.363cm" svg:y="6.731cm">
          <draw:text-box>
            <text:p><text:span text:style-name="T1">H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6.729cm" svg:height="14.676cm" svg:x="5.847cm" svg:y="3.171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8.066cm" svg:height="3.146cm" draw:transform="skewX (0.00628318530717966) rotate (0.536514212063057) translate (2.051cm 4.973cm)">
          <draw:image xlink:href="Pictures/100002010000035C0000014DD46C464D219933C7.png" xlink:type="simple" xlink:show="embed" xlink:actuate="onLoad" loext:mime-type="image/png">
            <text:p/>
          </draw:image>
        </draw:frame>
        <draw:frame draw:style-name="gr1" draw:text-style-name="P1" draw:layer="layout" svg:width="8.061cm" svg:height="3.147cm" draw:transform="skewX (0.00610865238198017) rotate (-2.56301600655367) translate (25.607cm 15.711cm)">
          <draw:image xlink:href="Pictures/100002010000035C0000014DD46C464D219933C7.png" xlink:type="simple" xlink:show="embed" xlink:actuate="onLoad" loext:mime-type="image/png">
            <text:p/>
          </draw:image>
        </draw:frame>
        <draw:frame draw:style-name="gr2" draw:text-style-name="P2" draw:layer="layout" svg:width="2.061cm" svg:height="2.22cm" svg:x="13.363cm" svg:y="6.731cm">
          <draw:text-box>
            <text:p><text:span text:style-name="T1">H</text:span></text:p>
          </draw:text-box>
        </draw:frame>
        <draw:frame draw:style-name="gr3" draw:text-style-name="P3" draw:layer="layout" svg:width="1.283cm" svg:height="1.276cm" draw:transform="skewX (0.00069813170079773) rotate (-0.014835298641952) translate (4.17cm 2.308cm)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3" draw:layer="layout" svg:width="1.283cm" svg:height="1.276cm" draw:transform="skewX (0.00069813170079773) rotate (-0.014835298641952) translate (22.748cm 17.13cm)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4" draw:layer="layout" svg:width="9.779cm" svg:height="2.139cm" svg:x="10.287cm" svg:y="12.446cm">
          <draw:text-box>
            <text:p><text:span text:style-name="T2">sistema principal</text:span></text:p>
          </draw:text-box>
        </draw:frame>
        <draw:frame draw:style-name="gr4" draw:text-style-name="P4" draw:layer="layout" svg:width="9.779cm" svg:height="2.139cm" svg:x="21.844cm" svg:y="18.669cm">
          <draw:text-box>
            <text:p><text:span text:style-name="T2">entorno</text:span></text:p>
          </draw:text-box>
        </draw:frame>
      </draw:page>
      <draw:page draw:name="page3" draw:style-name="dp1" draw:master-page-name="Default">
        <draw:frame draw:style-name="gr1" draw:text-style-name="P1" draw:layer="layout" svg:width="5.334cm" svg:height="4.679cm" svg:x="0.635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6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5.334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5" draw:layer="layout" svg:width="5.334cm" svg:height="4.679cm" svg:x="0.635cm" svg:y="10.0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0.054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4.859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6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5.354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5.354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6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6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0.03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0.0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0.0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4.859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4.879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4.879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14.878cm">
          <draw:image xlink:href="Pictures/100002010000039800000320E8A89728E0DF1539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5.334cm" svg:height="4.679cm" svg:x="0.635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6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5.334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5" draw:layer="layout" svg:width="5.334cm" svg:height="4.679cm" svg:x="0.635cm" svg:y="10.0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0.054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4.859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6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5.354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5.354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5.3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6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0.636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0.635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0.03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0.0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0.053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10.052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4.859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4.879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0.635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5.969cm" svg:y="14.879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1.303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16.637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1" draw:text-style-name="P1" draw:layer="layout" svg:width="5.334cm" svg:height="4.679cm" svg:x="21.971cm" svg:y="14.878cm">
          <draw:image xlink:href="Pictures/100002010000039800000320E8A89728E0DF1539.png" xlink:type="simple" xlink:show="embed" xlink:actuate="onLoad" loext:mime-type="image/png">
            <text:p/>
          </draw:image>
        </draw:frame>
        <draw:frame draw:style-name="gr5" draw:text-style-name="P6" draw:layer="layout" svg:width="7.239cm" svg:height="1.143cm" svg:x="11.811cm" svg:y="13.462cm">
          <draw:text-box>
            <text:p><text:span text:style-name="T3">sistema principal</text:span></text:p>
          </draw:text-box>
        </draw:frame>
        <draw:frame draw:style-name="gr5" draw:text-style-name="P6" draw:layer="layout" svg:width="7.239cm" svg:height="1.143cm" svg:x="6.858cm" svg:y="14.351cm">
          <draw:text-box>
            <text:p><text:span text:style-name="T3">entorno</text:span></text:p>
          </draw:text-box>
        </draw:frame>
        <draw:custom-shape draw:style-name="gr6" draw:text-style-name="P7" draw:layer="layout" svg:width="11.557cm" svg:height="4.826cm" svg:x="10.795cm" svg:y="9.90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151.0698425514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  <draw:page draw:name="page5" draw:style-name="dp2" draw:master-page-name="Default">
        <draw:frame draw:style-name="gr3" draw:text-style-name="P3" draw:layer="layout" svg:width="6.834cm" svg:height="4.673cm" svg:x="4.191cm" svg:y="8.4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3" draw:layer="layout" svg:width="5.97cm" svg:height="4.886cm" svg:x="17.144cm" svg:y="2.22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3" draw:layer="layout" svg:width="5.845cm" svg:height="4.886cm" svg:x="17.272cm" svg:y="13.7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7" draw:text-style-name="P8" draw:layer="layout" svg:x1="11.185cm" svg:y1="9.792cm" svg:x2="17.39cm" svg:y2="5.448cm">
          <text:p/>
        </draw:line>
        <draw:line draw:style-name="gr7" draw:text-style-name="P8" draw:layer="layout" svg:x1="11.068cm" svg:y1="11.938cm" svg:x2="17.272cm" svg:y2="16.283cm">
          <text:p/>
        </draw:line>
      </draw:page>
      <draw:page draw:name="page6" draw:style-name="dp2" draw:master-page-name="Default">
        <draw:frame draw:style-name="gr1" draw:text-style-name="P1" draw:layer="layout" svg:width="6.021cm" svg:height="6.665cm" svg:x="0.583cm" svg:y="7.327cm">
          <draw:image xlink:href="Pictures/10000000000001E00000021E635FD871F2871BE9.pdf" xlink:type="simple" xlink:show="embed" xlink:actuate="onLoad" loext:mime-type="application/pdf">
            <text:p/>
          </draw:image>
          <draw:image xlink:href="Pictures/10000000000001E00000021EB4CE5949BBB61A67.png" xlink:type="simple" xlink:show="embed" xlink:actuate="onLoad" loext:mime-type="image/png"/>
        </draw:frame>
        <draw:frame draw:style-name="gr1" draw:text-style-name="P1" draw:layer="layout" svg:width="5.969cm" svg:height="6.479cm" svg:x="9.525cm" svg:y="0.76cm">
          <draw:image xlink:href="Pictures/10000000000001E000000209E25AA3F122C45FFD.pdf" xlink:type="simple" xlink:show="embed" xlink:actuate="onLoad" loext:mime-type="application/pdf">
            <text:p/>
          </draw:image>
          <draw:image xlink:href="Pictures/10000000000001E000000209623C7A3C4F5711ED.png" xlink:type="simple" xlink:show="embed" xlink:actuate="onLoad" loext:mime-type="image/png"/>
        </draw:frame>
        <draw:frame draw:style-name="gr1" draw:text-style-name="P1" draw:layer="layout" svg:width="5.969cm" svg:height="6.477cm" svg:x="19.685cm" svg:y="0.635cm">
          <draw:image xlink:href="Pictures/10000000000001E0000002094BCA83FE98119872.pdf" xlink:type="simple" xlink:show="embed" xlink:actuate="onLoad" loext:mime-type="application/pdf">
            <text:p/>
          </draw:image>
          <draw:image xlink:href="Pictures/10000000000001E000000209300B02313951CDD5.png" xlink:type="simple" xlink:show="embed" xlink:actuate="onLoad" loext:mime-type="image/png"/>
        </draw:frame>
        <draw:frame draw:style-name="gr1" draw:text-style-name="P1" draw:layer="layout" svg:width="5.969cm" svg:height="6.477cm" svg:x="9.525cm" svg:y="14.351cm">
          <draw:image xlink:href="Pictures/10000000000001E000000209579371C3B7B2E44D.pdf" xlink:type="simple" xlink:show="embed" xlink:actuate="onLoad" loext:mime-type="application/pdf">
            <text:p/>
          </draw:image>
          <draw:image xlink:href="Pictures/10000000000001E0000002094FB5B49DC02D6FC9.png" xlink:type="simple" xlink:show="embed" xlink:actuate="onLoad" loext:mime-type="image/png"/>
        </draw:frame>
        <draw:frame draw:style-name="gr1" draw:text-style-name="P1" draw:layer="layout" svg:width="5.969cm" svg:height="6.477cm" svg:x="19.685cm" svg:y="14.351cm">
          <draw:image xlink:href="Pictures/10000000000001E000000209DBCCFD9A3AF77C2A.pdf" xlink:type="simple" xlink:show="embed" xlink:actuate="onLoad" loext:mime-type="application/pdf">
            <text:p/>
          </draw:image>
          <draw:image xlink:href="Pictures/10000000000001E000000209A51D2108D203F575.png" xlink:type="simple" xlink:show="embed" xlink:actuate="onLoad" loext:mime-type="image/png"/>
        </draw:frame>
        <draw:line draw:style-name="gr8" draw:text-style-name="P8" draw:layer="layout" svg:x1="5.842cm" svg:y1="7.112cm" svg:x2="9.017cm" svg:y2="4.699cm">
          <text:p/>
        </draw:line>
        <draw:line draw:style-name="gr8" draw:text-style-name="P8" draw:layer="layout" svg:x1="5.842cm" svg:y1="13.59cm" svg:x2="9.017cm" svg:y2="16.002cm">
          <text:p/>
        </draw:line>
        <draw:line draw:style-name="gr8" draw:text-style-name="P8" draw:layer="layout" svg:x1="15.519cm" svg:y1="4.064cm" svg:x2="19.507cm" svg:y2="4.064cm">
          <text:p/>
        </draw:line>
        <draw:line draw:style-name="gr8" draw:text-style-name="P8" draw:layer="layout" svg:x1="15.519cm" svg:y1="17.78cm" svg:x2="19.507cm" svg:y2="17.78cm">
          <text:p/>
        </draw:line>
      </draw:page>
      <draw:page draw:name="page7" draw:style-name="dp2" draw:master-page-name="Default">
        <draw:custom-shape draw:style-name="gr9" draw:text-style-name="P9" draw:layer="layout" svg:width="18.288cm" svg:height="18.288cm" svg:x="9.398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8.161cm" svg:height="18.288cm" svg:x="0.508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2" draw:layer="layout" svg:width="6.604cm" svg:height="3.683cm" svg:x="2.159cm" svg:y="9.017cm">
          <draw:text-box>
            <text:p text:style-name="P11">Ruskai</text:p>
          </draw:text-box>
        </draw:frame>
        <draw:frame draw:style-name="gr12" draw:text-style-name="P12" draw:layer="layout" svg:width="4.826cm" svg:height="3.35cm" svg:x="20.828cm" svg:y="9.223cm">
          <draw:text-box>
            <text:p text:style-name="P11">PCE</text:p>
          </draw:text-box>
        </draw:frame>
        <draw:frame draw:style-name="gr3" draw:text-style-name="P3" draw:layer="layout" svg:width="8.562cm" svg:height="1.857cm" svg:x="9.853cm" svg:y="11.4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3" draw:layer="layout" svg:width="5.588cm" svg:height="1.857cm" svg:x="11.176cm" svg:y="6.90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3" draw:layer="layout" svg:width="5.588cm" svg:height="1.857cm" svg:x="11.049cm" svg:y="9.14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Wide_20_Upward_20_Diagonal" draw:display-name="Wide Upward Diagonal" xlink:href="Pictures/100000000000000800000008A9C186DCE3F1CAE7.png" xlink:type="simple" xlink:show="embed" xlink:actuate="onLoad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4:40:44.731584491</meta:creation-date>
    <dc:date>2021-10-27T01:02:39.098417278</dc:date>
    <meta:editing-duration>P6DT23H31M9S</meta:editing-duration>
    <meta:editing-cycles>4</meta:editing-cycles>
    <meta:generator>LibreOffice/6.4.7.2$Linux_X86_64 LibreOffice_project/40$Build-2</meta:generator>
    <meta:document-statistic meta:object-count="166"/>
  </office:meta>
</office:document-meta>
</file>

<file path=Object 1/content.xml><?xml version="1.0" encoding="utf-8"?>
<math xmlns="http://www.w3.org/1998/Math/MathML" display="block">
  <semantics>
    <mrow>
      <mo stretchy="false">|</mo>
      <mi>ψ</mi>
      <mo stretchy="false">⟩</mo>
    </mrow>
    <annotation encoding="StarMath 5.0">\ lline %psi \ rangle</annotation>
  </semantics>
</math>
</file>

<file path=Object 2/content.xml><?xml version="1.0" encoding="utf-8"?>
<math xmlns="http://www.w3.org/1998/Math/MathML" display="block">
  <semantics>
    <mrow>
      <mo stretchy="false">|</mo>
      <mn>0</mn>
      <mo stretchy="false">⟩</mo>
    </mrow>
    <annotation encoding="StarMath 5.0">\ lline 0 \ rangle</annotation>
  </semantics>
</math>
</file>

<file path=Object 3/content.xml><?xml version="1.0" encoding="utf-8"?>
<math xmlns="http://www.w3.org/1998/Math/MathML" display="block">
  <semantics>
    <mi>γ</mi>
    <annotation encoding="StarMath 5.0">%gamma</annotation>
  </semantics>
</math>
</file>

<file path=Object 4/content.xml><?xml version="1.0" encoding="utf-8"?>
<math xmlns="http://www.w3.org/1998/Math/MathML" display="block">
  <semantics>
    <mi>γ</mi>
    <annotation encoding="StarMath 5.0">%gamma</annotation>
  </semantics>
</math>
</file>

<file path=Object 5/content.xml><?xml version="1.0" encoding="utf-8"?>
<math xmlns="http://www.w3.org/1998/Math/MathML" display="block">
  <semantics>
    <mrow>
      <mo stretchy="false">|</mo>
      <mn>1</mn>
      <mo stretchy="false">⟩</mo>
    </mrow>
    <annotation encoding="StarMath 5.0">\ lline 1 \ rangle</annotation>
  </semantics>
</math>
</file>

<file path=Object 6/content.xml><?xml version="1.0" encoding="utf-8"?>
<math xmlns="http://www.w3.org/1998/Math/MathML" display="block">
  <semantics>
    <mrow>
      <mi mathvariant="italic">Rank</mi>
      <mrow>
        <mo fence="true" stretchy="false">(</mo>
        <mrow>
          <msup>
            <mn>2</mn>
            <mn>0</mn>
          </msup>
        </mrow>
        <mo fence="true" stretchy="false">)</mo>
      </mrow>
    </mrow>
    <annotation encoding="StarMath 5.0">Rank( 2^{0} )
</annotation>
  </semantics>
</math>
</file>

<file path=Object 7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sup>
              <mn>2</mn>
              <mrow>
                <mn>2</mn>
                <mi>n</mi>
              </mrow>
            </msup>
          </mrow>
          <mo fence="true" stretchy="false">)</mo>
        </mrow>
        <mo stretchy="false">=</mo>
        <mi mathvariant="italic">Id</mi>
      </mrow>
    </mrow>
    <annotation encoding="StarMath 5.0">Rank( 2^{2n} )=Id
</annotation>
  </semantics>
</math>
</file>

<file path=Object 8/content.xml><?xml version="1.0" encoding="utf-8"?>
<math xmlns="http://www.w3.org/1998/Math/MathML" display="block">
  <semantics>
    <mrow>
      <mi mathvariant="italic">Rank</mi>
      <mrow>
        <mo fence="true" stretchy="false">(</mo>
        <mrow>
          <msup>
            <mn>2</mn>
            <mi>n</mi>
          </msup>
        </mrow>
        <mo fence="true" stretchy="false">)</mo>
      </mrow>
    </mrow>
    <annotation encoding="StarMath 5.0">Rank( 2^{n} )
</annotation>
  </semantics>
</math>
</file>